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roman" style:font-pitch="variable"/>
    <style:font-face style:name="Lohit Devanagari2" svg:font-family="'Lohit Devanagari'" style:font-family-generic="system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043811" officeooo:paragraph-rsid="00043811" style:font-size-asian="15.75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6pt" officeooo:rsid="00043811" officeooo:paragraph-rsid="00043811" style:font-size-asian="14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6pt" officeooo:rsid="00055b7e" officeooo:paragraph-rsid="00055b7e" style:font-size-asian="14pt" style:font-size-complex="16pt"/>
    </style:style>
    <style:style style:name="P4" style:family="paragraph" style:parent-style-name="Standard">
      <style:paragraph-properties fo:text-align="start" style:justify-single-word="false"/>
      <style:text-properties fo:font-size="16pt" officeooo:rsid="00072f44" officeooo:paragraph-rsid="00072f44" style:font-size-asian="14pt" style:font-size-complex="16pt"/>
    </style:style>
    <style:style style:name="P5" style:family="paragraph" style:parent-style-name="Standard">
      <style:paragraph-properties fo:text-align="start" style:justify-single-word="false"/>
      <style:text-properties fo:font-size="16pt" officeooo:rsid="00077dd4" officeooo:paragraph-rsid="00077dd4" style:font-size-asian="14pt" style:font-size-complex="16pt"/>
    </style:style>
    <style:style style:name="P6" style:family="paragraph" style:parent-style-name="Standard">
      <style:paragraph-properties fo:text-align="center" style:justify-single-word="false"/>
      <style:text-properties fo:font-size="18pt" officeooo:rsid="00043811" officeooo:paragraph-rsid="00043811" style:font-size-asian="15.75pt" style:font-size-complex="18pt"/>
    </style:style>
    <style:style style:name="P7" style:family="paragraph" style:parent-style-name="Standard">
      <style:paragraph-properties fo:text-align="start" style:justify-single-word="false"/>
      <style:text-properties fo:font-size="18pt" officeooo:rsid="000d0d70" officeooo:paragraph-rsid="000d0d70" style:font-size-asian="15.75pt" style:font-size-complex="18pt"/>
    </style:style>
    <style:style style:name="P8" style:family="paragraph" style:parent-style-name="Standard">
      <style:paragraph-properties fo:text-align="start" style:justify-single-word="false"/>
      <style:text-properties fo:font-size="16pt" officeooo:rsid="00043811" officeooo:paragraph-rsid="00043811" style:font-size-asian="14pt" style:font-size-complex="16pt"/>
    </style:style>
    <style:style style:name="T1" style:family="text">
      <style:text-properties fo:font-size="18pt" style:font-size-asian="15.75pt" style:font-size-complex="18pt"/>
    </style:style>
    <style:style style:name="T2" style:family="text">
      <style:text-properties officeooo:rsid="00072f44"/>
    </style:style>
    <style:style style:name="T3" style:family="text">
      <style:text-properties officeooo:rsid="00077dd4"/>
    </style:style>
    <style:style style:name="T4" style:family="text">
      <style:text-properties fo:font-size="12pt" officeooo:rsid="00133329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Тема 2</text:p>
      <text:p text:style-name="P1">Топологии сетей</text:p>
      <text:p text:style-name="P2"/>
      <text:p text:style-name="P7">*<text:span text:style-name="T4">Описание слайдов не является исчерпывающим</text:span></text:p>
      <text:p text:style-name="P2"/>
      <text:p text:style-name="P2">Слайд 1</text:p>
      <text:p text:style-name="P2">Приветствие.</text:p>
      <text:p text:style-name="P2">Объявление темы: “<text:span text:style-name="T1">Топологии сетей”.</text:span></text:p>
      <text:p text:style-name="P2"/>
      <text:p text:style-name="P2">Слайд 2</text:p>
      <text:p text:style-name="P3">&gt; (сказать определение топологии сетей) или использовать данный вариант: </text:p>
      <text:p text:style-name="P3">… - это способ организации сети. Описание того, как ссылки и узлы настроены для связи друг с другом. </text:p>
      <text:p text:style-name="P2"/>
      <text:p text:style-name="P2">Слайд 3</text:p>
      <text:p text:style-name="P3">По сути сетевая топология <text:span text:style-name="T2">это </text:span>конфигурация граф<text:span text:style-name="T2">а</text:span>. Где вершины – узлы сети, а рёбра – связи между ними.</text:p>
      <text:p text:style-name="P2"/>
      <text:p text:style-name="P2">Слайд 4</text:p>
      <text:p text:style-name="P3">Рассмотрим часто встречающиеся примеры</text:p>
      <text:p text:style-name="P2"/>
      <text:p text:style-name="P2">Слайд 5</text:p>
      <text:p text:style-name="P3">Полносвязная – все связаны со всеми. </text:p>
      <text:p text:style-name="P2"/>
      <text:p text:style-name="P2">Слайд 6</text:p>
      <text:p text:style-name="P3">Ячеистая – та же полносвязная, только с удалением некоторых связей.</text:p>
      <text:p text:style-name="P2"/>
      <text:p text:style-name="P2">Слайд 7</text:p>
      <text:p text:style-name="P3">Топология “Звезда” - все компьютеры сети присоединены к центральному узлу (коммутатору, маршрутизатору).</text:p>
      <text:p text:style-name="P3"/>
      <text:p text:style-name="P2">Слайд 8</text:p>
      <text:p text:style-name="P3">На практике чаще всего применяется смешанная топология, в которой содержаться другие топологии. Например, как здесь: звезда, полносвязная и кольцо.</text:p>
      <text:p text:style-name="P2"><text:soft-page-break/></text:p>
      <text:p text:style-name="P2"/>
      <text:p text:style-name="P2">Слайд 9</text:p>
      <text:p text:style-name="P2">Сетевая топология может быть <text:span text:style-name="T2">физической, логической, информационной и уп</text:span>равления обменом</text:p>
      <text:p text:style-name="P4">Сейчас хотелось бы выделить физическую и логическую.</text:p>
      <text:p text:style-name="P4"/>
      <text:p text:style-name="P2">Слайд 10</text:p>
      <text:p text:style-name="P4">Физическая – описывае<text:span text:style-name="T3">т</text:span> как соед<text:span text:style-name="T3">инены устройства в сети.</text:span></text:p>
      <text:p text:style-name="P2"/>
      <text:p text:style-name="P2">Слайд 11 </text:p>
      <text:p text:style-name="P5">Логическая – описывает хождение сигнала в рамках физической топологии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roman" style:font-pitch="variable"/>
    <style:font-face style:name="Lohit Devanagari2" svg:font-family="'Lohit Devanagari'" style:font-family-generic="system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Default_20_Drawing_20_Style" style:display-name="Default Drawing Style" style:family="paragraph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_20_Drawing_20_Style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_20_Drawing_20_Style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>
      <style:text-properties style:font-name="Noto Sans" fo:font-family="'Noto Sans'" style:font-family-generic="roman" style:font-pitch="variable" fo:font-size="44pt" style:font-size-asian="44pt"/>
    </style:style>
    <style:style style:name="Heading_20_A4" style:display-name="Heading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4">
      <style:text-properties style:font-name="Noto Sans" fo:font-family="'Noto Sans'" style:font-family-generic="roman" style:font-pitch="variable" fo:font-size="96pt" style:font-size-asian="96pt"/>
    </style:style>
    <style:style style:name="Heading_20_A0" style:display-name="Heading A0" style:family="paragraph" style:parent-style-name="A4">
      <style:text-properties style:font-name="Noto Sans" fo:font-family="'Noto Sans'" style:font-family-generic="roman" style:font-pitch="variable" fo:font-size="72pt" style:font-size-asian="72pt"/>
    </style:style>
    <style:style style:name="Text_20_A0" style:display-name="Text A0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Graphic" style:family="paragraph">
      <style:text-properties style:font-name="Liberation Sans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Shapes" style:family="paragraph" style:parent-style-name="Graphic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>
      <style:text-properties style:font-name="Noto Sans" fo:font-family="'Noto Sans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Filled_20_Blue" style:display-name="Filled Blue" style:family="paragraph" style:parent-style-name="Filled">
      <style:text-properties fo:color="#ffffff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>
      <style:text-properties fo:color="#ffffff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>
      <style:text-properties fo:color="#ffffff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>
      <style:text-properties fo:color="#ffffff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" style:family="paragraph">
      <style:text-properties style:font-name="Noto Sans" fo:font-family="'Noto Sans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Outlined_20_Blue" style:display-name="Outlined Blue" style:family="paragraph" style:parent-style-name="Outlined">
      <style:text-properties fo:color="#355269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>
      <style:text-properties fo:color="#127622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>
      <style:text-properties fo:color="#c9211e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>
      <style:text-properties fo:color="#b47804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Cover_7e_LT_7e_Gliederung_20_1" style:display-name="Cover~LT~Gliederung 1" style:family="paragraph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Cover_7e_LT_7e_Gliederung_20_2" style:display-name="Cover~LT~Gliederung 2" style:family="paragraph" style:parent-style-name="Cover_7e_LT_7e_Gliederung_20_1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Cover_7e_LT_7e_Gliederung_20_3" style:display-name="Cover~LT~Gliederung 3" style:family="paragraph" style:parent-style-name="Cover_7e_LT_7e_Gliederung_20_2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Cover_7e_LT_7e_Gliederung_20_4" style:display-name="Cover~LT~Gliederung 4" style:family="paragraph" style:parent-style-name="Cover_7e_LT_7e_Gliederung_20_3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ver_7e_LT_7e_Gliederung_20_5" style:display-name="Cover~LT~Gliederung 5" style:family="paragraph" style:parent-style-name="Cover_7e_LT_7e_Gliederung_20_4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ver_7e_LT_7e_Gliederung_20_6" style:display-name="Cover~LT~Gliederung 6" style:family="paragraph" style:parent-style-name="Cover_7e_LT_7e_Gliederung_20_5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ver_7e_LT_7e_Gliederung_20_7" style:display-name="Cover~LT~Gliederung 7" style:family="paragraph" style:parent-style-name="Cover_7e_LT_7e_Gliederung_20_6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ver_7e_LT_7e_Gliederung_20_8" style:display-name="Cover~LT~Gliederung 8" style:family="paragraph" style:parent-style-name="Cover_7e_LT_7e_Gliederung_20_7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ver_7e_LT_7e_Gliederung_20_9" style:display-name="Cover~LT~Gliederung 9" style:family="paragraph" style:parent-style-name="Cover_7e_LT_7e_Gliederung_20_8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ver_7e_LT_7e_Titel" style:display-name="Cover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Cover_7e_LT_7e_Untertitel" style:display-name="Cover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Cover_7e_LT_7e_Notizen" style:display-name="Cover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Cover_7e_LT_7e_Hintergrundobjekte" style:display-name="Cover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Cover_7e_LT_7e_Hintergrund" style:display-name="Cover~LT~Hintergr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scription_7e_LT_7e_Gliederung_20_1" style:display-name="Description~LT~Gliederung 1" style:family="paragraph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scription_7e_LT_7e_Gliederung_20_2" style:display-name="Description~LT~Gliederung 2" style:family="paragraph" style:parent-style-name="Description_7e_LT_7e_Gliederung_20_1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scription_7e_LT_7e_Gliederung_20_3" style:display-name="Description~LT~Gliederung 3" style:family="paragraph" style:parent-style-name="Description_7e_LT_7e_Gliederung_20_2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scription_7e_LT_7e_Gliederung_20_4" style:display-name="Description~LT~Gliederung 4" style:family="paragraph" style:parent-style-name="Description_7e_LT_7e_Gliederung_20_3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scription_7e_LT_7e_Gliederung_20_5" style:display-name="Description~LT~Gliederung 5" style:family="paragraph" style:parent-style-name="Description_7e_LT_7e_Gliederung_20_4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scription_7e_LT_7e_Gliederung_20_6" style:display-name="Description~LT~Gliederung 6" style:family="paragraph" style:parent-style-name="Description_7e_LT_7e_Gliederung_20_5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scription_7e_LT_7e_Gliederung_20_7" style:display-name="Description~LT~Gliederung 7" style:family="paragraph" style:parent-style-name="Description_7e_LT_7e_Gliederung_20_6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scription_7e_LT_7e_Gliederung_20_8" style:display-name="Description~LT~Gliederung 8" style:family="paragraph" style:parent-style-name="Description_7e_LT_7e_Gliederung_20_7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scription_7e_LT_7e_Gliederung_20_9" style:display-name="Description~LT~Gliederung 9" style:family="paragraph" style:parent-style-name="Description_7e_LT_7e_Gliederung_20_8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scription_7e_LT_7e_Titel" style:display-name="Description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scription_7e_LT_7e_Untertitel" style:display-name="Description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scription_7e_LT_7e_Notizen" style:display-name="Description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scription_7e_LT_7e_Hintergrundobjekte" style:display-name="Description~LT~Hintergrundobjekte" style:family="paragraph">
      <style:text-properties style:font-name="Nimbus Sans" fo:font-family="'Nimbus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scription_7e_LT_7e_Hintergrund" style:display-name="Description~LT~Hintergr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Contens_7e_LT_7e_Gliederung_20_1" style:display-name="Contens~LT~Gliederung 1" style:family="paragraph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Contens_7e_LT_7e_Gliederung_20_2" style:display-name="Contens~LT~Gliederung 2" style:family="paragraph" style:parent-style-name="Contens_7e_LT_7e_Gliederung_20_1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Contens_7e_LT_7e_Gliederung_20_3" style:display-name="Contens~LT~Gliederung 3" style:family="paragraph" style:parent-style-name="Contens_7e_LT_7e_Gliederung_20_2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Contens_7e_LT_7e_Gliederung_20_4" style:display-name="Contens~LT~Gliederung 4" style:family="paragraph" style:parent-style-name="Contens_7e_LT_7e_Gliederung_20_3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s_7e_LT_7e_Gliederung_20_5" style:display-name="Contens~LT~Gliederung 5" style:family="paragraph" style:parent-style-name="Contens_7e_LT_7e_Gliederung_20_4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s_7e_LT_7e_Gliederung_20_6" style:display-name="Contens~LT~Gliederung 6" style:family="paragraph" style:parent-style-name="Contens_7e_LT_7e_Gliederung_20_5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s_7e_LT_7e_Gliederung_20_7" style:display-name="Contens~LT~Gliederung 7" style:family="paragraph" style:parent-style-name="Contens_7e_LT_7e_Gliederung_20_6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s_7e_LT_7e_Gliederung_20_8" style:display-name="Contens~LT~Gliederung 8" style:family="paragraph" style:parent-style-name="Contens_7e_LT_7e_Gliederung_20_7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s_7e_LT_7e_Gliederung_20_9" style:display-name="Contens~LT~Gliederung 9" style:family="paragraph" style:parent-style-name="Contens_7e_LT_7e_Gliederung_20_8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s_7e_LT_7e_Titel" style:display-name="Contens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Contens_7e_LT_7e_Untertitel" style:display-name="Contens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Contens_7e_LT_7e_Notizen" style:display-name="Contens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Contens_7e_LT_7e_Hintergrundobjekte" style:display-name="Contens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Contens_7e_LT_7e_Hintergrund" style:display-name="Contens~LT~Hintergr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7e_LT_7e_Gliederung_20_1" style:display-name="Title~LT~Gliederung 1" style:family="paragraph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7e_LT_7e_Gliederung_20_2" style:display-name="Title~LT~Gliederung 2" style:family="paragraph" style:parent-style-name="Title_7e_LT_7e_Gliederung_20_1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_7e_LT_7e_Gliederung_20_3" style:display-name="Title~LT~Gliederung 3" style:family="paragraph" style:parent-style-name="Title_7e_LT_7e_Gliederung_20_2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_7e_LT_7e_Gliederung_20_4" style:display-name="Title~LT~Gliederung 4" style:family="paragraph" style:parent-style-name="Title_7e_LT_7e_Gliederung_20_3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Gliederung_20_5" style:display-name="Title~LT~Gliederung 5" style:family="paragraph" style:parent-style-name="Title_7e_LT_7e_Gliederung_20_4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Gliederung_20_6" style:display-name="Title~LT~Gliederung 6" style:family="paragraph" style:parent-style-name="Title_7e_LT_7e_Gliederung_20_5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Gliederung_20_7" style:display-name="Title~LT~Gliederung 7" style:family="paragraph" style:parent-style-name="Title_7e_LT_7e_Gliederung_20_6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Gliederung_20_8" style:display-name="Title~LT~Gliederung 8" style:family="paragraph" style:parent-style-name="Title_7e_LT_7e_Gliederung_20_7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Gliederung_20_9" style:display-name="Title~LT~Gliederung 9" style:family="paragraph" style:parent-style-name="Title_7e_LT_7e_Gliederung_20_8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Titel" style:display-name="Title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7e_LT_7e_Untertitel" style:display-name="Title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7e_LT_7e_Notizen" style:display-name="Title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7e_LT_7e_Hintergrundobjekte" style:display-name="Title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7e_LT_7e_Hintergrund" style:display-name="Title~LT~Hintergr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Article1_7e_LT_7e_Gliederung_20_1" style:display-name="Article1~LT~Gliederung 1" style:family="paragraph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rticle1_7e_LT_7e_Gliederung_20_2" style:display-name="Article1~LT~Gliederung 2" style:family="paragraph" style:parent-style-name="Article1_7e_LT_7e_Gliederung_20_1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Article1_7e_LT_7e_Gliederung_20_3" style:display-name="Article1~LT~Gliederung 3" style:family="paragraph" style:parent-style-name="Article1_7e_LT_7e_Gliederung_20_2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Article1_7e_LT_7e_Gliederung_20_4" style:display-name="Article1~LT~Gliederung 4" style:family="paragraph" style:parent-style-name="Article1_7e_LT_7e_Gliederung_20_3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Article1_7e_LT_7e_Gliederung_20_5" style:display-name="Article1~LT~Gliederung 5" style:family="paragraph" style:parent-style-name="Article1_7e_LT_7e_Gliederung_20_4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Article1_7e_LT_7e_Gliederung_20_6" style:display-name="Article1~LT~Gliederung 6" style:family="paragraph" style:parent-style-name="Article1_7e_LT_7e_Gliederung_20_5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Article1_7e_LT_7e_Gliederung_20_7" style:display-name="Article1~LT~Gliederung 7" style:family="paragraph" style:parent-style-name="Article1_7e_LT_7e_Gliederung_20_6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Article1_7e_LT_7e_Gliederung_20_8" style:display-name="Article1~LT~Gliederung 8" style:family="paragraph" style:parent-style-name="Article1_7e_LT_7e_Gliederung_20_7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Article1_7e_LT_7e_Gliederung_20_9" style:display-name="Article1~LT~Gliederung 9" style:family="paragraph" style:parent-style-name="Article1_7e_LT_7e_Gliederung_20_8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Article1_7e_LT_7e_Titel" style:display-name="Article1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rticle1_7e_LT_7e_Untertitel" style:display-name="Article1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rticle1_7e_LT_7e_Notizen" style:display-name="Article1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rticle1_7e_LT_7e_Hintergrundobjekte" style:display-name="Article1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Article1_7e_LT_7e_Hintergrund" style:display-name="Article1~LT~Hintergr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Article2_7e_LT_7e_Gliederung_20_1" style:display-name="Article2~LT~Gliederung 1" style:family="paragraph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rticle2_7e_LT_7e_Gliederung_20_2" style:display-name="Article2~LT~Gliederung 2" style:family="paragraph" style:parent-style-name="Article2_7e_LT_7e_Gliederung_20_1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Article2_7e_LT_7e_Gliederung_20_3" style:display-name="Article2~LT~Gliederung 3" style:family="paragraph" style:parent-style-name="Article2_7e_LT_7e_Gliederung_20_2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Article2_7e_LT_7e_Gliederung_20_4" style:display-name="Article2~LT~Gliederung 4" style:family="paragraph" style:parent-style-name="Article2_7e_LT_7e_Gliederung_20_3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Article2_7e_LT_7e_Gliederung_20_5" style:display-name="Article2~LT~Gliederung 5" style:family="paragraph" style:parent-style-name="Article2_7e_LT_7e_Gliederung_20_4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Article2_7e_LT_7e_Gliederung_20_6" style:display-name="Article2~LT~Gliederung 6" style:family="paragraph" style:parent-style-name="Article2_7e_LT_7e_Gliederung_20_5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Article2_7e_LT_7e_Gliederung_20_7" style:display-name="Article2~LT~Gliederung 7" style:family="paragraph" style:parent-style-name="Article2_7e_LT_7e_Gliederung_20_6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Article2_7e_LT_7e_Gliederung_20_8" style:display-name="Article2~LT~Gliederung 8" style:family="paragraph" style:parent-style-name="Article2_7e_LT_7e_Gliederung_20_7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Article2_7e_LT_7e_Gliederung_20_9" style:display-name="Article2~LT~Gliederung 9" style:family="paragraph" style:parent-style-name="Article2_7e_LT_7e_Gliederung_20_8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Article2_7e_LT_7e_Titel" style:display-name="Article2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rticle2_7e_LT_7e_Untertitel" style:display-name="Article2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rticle2_7e_LT_7e_Notizen" style:display-name="Article2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rticle2_7e_LT_7e_Hintergrundobjekte" style:display-name="Article2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Article2_7e_LT_7e_Hintergrund" style:display-name="Article2~LT~Hintergr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Infographic1_7e_LT_7e_Gliederung_20_1" style:display-name="Infographic1~LT~Gliederung 1" style:family="paragraph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Infographic1_7e_LT_7e_Gliederung_20_2" style:display-name="Infographic1~LT~Gliederung 2" style:family="paragraph" style:parent-style-name="Infographic1_7e_LT_7e_Gliederung_20_1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Infographic1_7e_LT_7e_Gliederung_20_3" style:display-name="Infographic1~LT~Gliederung 3" style:family="paragraph" style:parent-style-name="Infographic1_7e_LT_7e_Gliederung_20_2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Infographic1_7e_LT_7e_Gliederung_20_4" style:display-name="Infographic1~LT~Gliederung 4" style:family="paragraph" style:parent-style-name="Infographic1_7e_LT_7e_Gliederung_20_3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fographic1_7e_LT_7e_Gliederung_20_5" style:display-name="Infographic1~LT~Gliederung 5" style:family="paragraph" style:parent-style-name="Infographic1_7e_LT_7e_Gliederung_20_4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fographic1_7e_LT_7e_Gliederung_20_6" style:display-name="Infographic1~LT~Gliederung 6" style:family="paragraph" style:parent-style-name="Infographic1_7e_LT_7e_Gliederung_20_5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fographic1_7e_LT_7e_Gliederung_20_7" style:display-name="Infographic1~LT~Gliederung 7" style:family="paragraph" style:parent-style-name="Infographic1_7e_LT_7e_Gliederung_20_6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fographic1_7e_LT_7e_Gliederung_20_8" style:display-name="Infographic1~LT~Gliederung 8" style:family="paragraph" style:parent-style-name="Infographic1_7e_LT_7e_Gliederung_20_7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fographic1_7e_LT_7e_Gliederung_20_9" style:display-name="Infographic1~LT~Gliederung 9" style:family="paragraph" style:parent-style-name="Infographic1_7e_LT_7e_Gliederung_20_8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fographic1_7e_LT_7e_Titel" style:display-name="Infographic1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Infographic1_7e_LT_7e_Untertitel" style:display-name="Infographic1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Infographic1_7e_LT_7e_Notizen" style:display-name="Infographic1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Infographic1_7e_LT_7e_Hintergrundobjekte" style:display-name="Infographic1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Infographic1_7e_LT_7e_Hintergrund" style:display-name="Infographic1~LT~Hintergr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Infographic3_7e_LT_7e_Gliederung_20_1" style:display-name="Infographic3~LT~Gliederung 1" style:family="paragraph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Infographic3_7e_LT_7e_Gliederung_20_2" style:display-name="Infographic3~LT~Gliederung 2" style:family="paragraph" style:parent-style-name="Infographic3_7e_LT_7e_Gliederung_20_1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Infographic3_7e_LT_7e_Gliederung_20_3" style:display-name="Infographic3~LT~Gliederung 3" style:family="paragraph" style:parent-style-name="Infographic3_7e_LT_7e_Gliederung_20_2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Infographic3_7e_LT_7e_Gliederung_20_4" style:display-name="Infographic3~LT~Gliederung 4" style:family="paragraph" style:parent-style-name="Infographic3_7e_LT_7e_Gliederung_20_3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fographic3_7e_LT_7e_Gliederung_20_5" style:display-name="Infographic3~LT~Gliederung 5" style:family="paragraph" style:parent-style-name="Infographic3_7e_LT_7e_Gliederung_20_4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fographic3_7e_LT_7e_Gliederung_20_6" style:display-name="Infographic3~LT~Gliederung 6" style:family="paragraph" style:parent-style-name="Infographic3_7e_LT_7e_Gliederung_20_5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fographic3_7e_LT_7e_Gliederung_20_7" style:display-name="Infographic3~LT~Gliederung 7" style:family="paragraph" style:parent-style-name="Infographic3_7e_LT_7e_Gliederung_20_6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fographic3_7e_LT_7e_Gliederung_20_8" style:display-name="Infographic3~LT~Gliederung 8" style:family="paragraph" style:parent-style-name="Infographic3_7e_LT_7e_Gliederung_20_7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fographic3_7e_LT_7e_Gliederung_20_9" style:display-name="Infographic3~LT~Gliederung 9" style:family="paragraph" style:parent-style-name="Infographic3_7e_LT_7e_Gliederung_20_8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fographic3_7e_LT_7e_Titel" style:display-name="Infographic3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Infographic3_7e_LT_7e_Untertitel" style:display-name="Infographic3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Infographic3_7e_LT_7e_Notizen" style:display-name="Infographic3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Infographic3_7e_LT_7e_Hintergrundobjekte" style:display-name="Infographic3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Infographic3_7e_LT_7e_Hintergrund" style:display-name="Infographic3~LT~Hintergr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End_7e_LT_7e_Gliederung_20_1" style:display-name="End~LT~Gliederung 1" style:family="paragraph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End_7e_LT_7e_Gliederung_20_2" style:display-name="End~LT~Gliederung 2" style:family="paragraph" style:parent-style-name="End_7e_LT_7e_Gliederung_20_1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End_7e_LT_7e_Gliederung_20_3" style:display-name="End~LT~Gliederung 3" style:family="paragraph" style:parent-style-name="End_7e_LT_7e_Gliederung_20_2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End_7e_LT_7e_Gliederung_20_4" style:display-name="End~LT~Gliederung 4" style:family="paragraph" style:parent-style-name="End_7e_LT_7e_Gliederung_20_3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d_7e_LT_7e_Gliederung_20_5" style:display-name="End~LT~Gliederung 5" style:family="paragraph" style:parent-style-name="End_7e_LT_7e_Gliederung_20_4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d_7e_LT_7e_Gliederung_20_6" style:display-name="End~LT~Gliederung 6" style:family="paragraph" style:parent-style-name="End_7e_LT_7e_Gliederung_20_5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d_7e_LT_7e_Gliederung_20_7" style:display-name="End~LT~Gliederung 7" style:family="paragraph" style:parent-style-name="End_7e_LT_7e_Gliederung_20_6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d_7e_LT_7e_Gliederung_20_8" style:display-name="End~LT~Gliederung 8" style:family="paragraph" style:parent-style-name="End_7e_LT_7e_Gliederung_20_7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d_7e_LT_7e_Gliederung_20_9" style:display-name="End~LT~Gliederung 9" style:family="paragraph" style:parent-style-name="End_7e_LT_7e_Gliederung_20_8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d_7e_LT_7e_Titel" style:display-name="End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End_7e_LT_7e_Untertitel" style:display-name="End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End_7e_LT_7e_Notizen" style:display-name="End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End_7e_LT_7e_Hintergrundobjekte" style:display-name="End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End_7e_LT_7e_Hintergrund" style:display-name="End~LT~Hintergr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09T10:34:51.333845028</meta:creation-date>
    <dc:date>2022-07-11T17:35:33.839556366</dc:date>
    <meta:editing-duration>PT24M17S</meta:editing-duration>
    <meta:editing-cycles>6</meta:editing-cycles>
    <meta:generator>LibreOffice/7.3.1.3$Linux_X86_64 LibreOffice_project/30$Build-3</meta:generator>
    <meta:document-statistic meta:table-count="0" meta:image-count="0" meta:object-count="0" meta:page-count="2" meta:paragraph-count="28" meta:word-count="160" meta:character-count="1125" meta:non-whitespace-character-count="983"/>
  </office:meta>
</office:document-meta>
</file>